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000000" style:font-name="Consolas" fo:font-size="10pt" fo:font-style="italic" style:font-name-asian="Consolas" style:font-size-asian="10pt" style:font-style-asian="italic" style:font-name-complex="Consolas" style:font-size-complex="10pt" style:font-style-complex="italic"/>
    </style:style>
    <style:style style:name="T2" style:family="text">
      <style:text-properties fo:color="#000000" style:font-name="Consolas" fo:font-size="10pt" style:font-name-asian="Consolas" style:font-size-asian="10pt" style:font-name-complex="Consolas" style:font-size-complex="10pt"/>
    </style:style>
    <style:style style:name="T3" style:family="text">
      <style:text-properties fo:color="#000000" style:font-name="Times New Roman" fo:font-size="12pt" style:font-name-asian="Consolas" style:font-size-asian="12pt" style:font-name-complex="Consolas"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tes de la reunion del 13 de Marzo de 2019 solventamos los siguientes aspectos.<text:line-break/><text:line-break/>Por un lado Domingo solvento el problema que teniamos con los puntos del programa. Basicamente habia un metodo que te borraba lo que habiamos pintado del canvas, por lo que lo ejecutamos (en el metodo siguiente) y tras cada imagen se borran los puntos y se pueden añadir otros.<text:line-break/><text:line-break/>Por otro lado yo me habia encargado de que los recortes cogieran los cuadrados pequeños ya que son los que vamos a necesitar al final para contar las personas.<text:line-break/><text:line-break/>Una vez hecho esto y haberlo comentado nos metimos en los problemas que aun quedan. Antes que nada Domingo me recomendo borrar del repositotio github todos los programas que no sean los esenciales ya que esta todo algo desordenado y no se puede saber bien que programa es cual.</text:p>
      <text:p text:style-name="Standard"/>
      <text:p text:style-name="Standard">El problema principal de la reunion era la hora de formar la matriz de puntos que despues se utilizara para calcular la varianza. Basicamente habia 2 problemas, donde crear (una matriz de ceros como ya habiamos hablado) y como añadirla cada punto nuevo en la posicion correcta.<text:line-break/><text:line-break/>Tras discutirlo llegamos a la conclusion de crear la matriz una vez cargas la imagen, despues de recortar la imagen (ya sabes el numero de filas y de columnas por tanto ya sabes el tamaño del array. Lo hemos hecho con <text:s/><text:span text:style-name="T1">self</text:span><text:span text:style-name="T2">.matrix=np.zeros((</text:span><text:span text:style-name="T1">self</text:span><text:span text:style-name="T2">.filas, </text:span><text:span text:style-name="T1">self</text:span><text:span text:style-name="T2">.columnas)) </text:span><text:span text:style-name="T3">como ya hicimos en su momento en el programa kdtrees-pillow2 que leia las coordenadas de un fichero en este caso. Ahora lo tenemos que hacer con la propia imagen.<text:line-break/><text:line-break/>Una vez resuelto esto el problema era como añadir los puntos a la matriz ya que el metodo en el que pulsabamos los puntos (MyPaintWidget) y los datos de fila y columna que necesitamos para saber en que posicion añadir puntos se encontraban en clases distintas. Lo que hemos decidido ha sido crear 2 variables auxiliares en el editor (nec y nec2, por modificar), igualarlas a los valores que necesitamos en una de las clases (en el metodo siguiente) y llamarlas para utilizarla en la otra. Esto seguramente se pueda hacer de una mejor forma que buscaremos pero de momento para salir del paso es lo que hemos utilizado. Hay otra manera que hemos encontrado al final de la reunion que es como pasar las variables en text que ya analizare porque Domingo me ha pasado un correo de como era.<text:line-break/><text:line-break/>Asi que eso es lo que habra que hacer para la proxima reunion que sera lo antes posible, tener rellenada la matriz de forma correcta tras pulsar en los puntos para despues poder calcular la varianza, intentar busacr una mejor solucion para esto ultimo que hemos comentado, y aparte organizar github, y aparte tendremos que hacer algo para que el area grande se coja automaticamente (no por consola) , el area pequeña mediante un pop up de kivy (no por consola) y tambien habra que redimensionar los recortes para sacar las coordenadas reales de los puntos, en la imagen glob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9-03-13T12:51:11.98</meta:creation-date>
    <meta:document-statistic meta:table-count="0" meta:image-count="0" meta:object-count="0" meta:page-count="1" meta:paragraph-count="2" meta:word-count="501" meta:character-count="2875"/>
    <dc:date>2019-03-13T13:26:07.57</dc:date>
    <dc:creator>o </dc:creator>
    <meta:editing-duration>PT3M23S</meta:editing-duration>
    <meta:editing-cycles>1</meta:editing-cycles>
    <meta:generator>OpenOffice/4.1.3$Win32 OpenOffice.org_project/413m1$Build-9783</meta:generator>
  </office:meta>
</office:document-meta>
</file>